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739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1.233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1.021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8983" officeooo:paragraph-rsid="001a8983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officeooo:rsid="001a8983" officeooo:paragraph-rsid="001a8983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bbabf" officeooo:paragraph-rsid="001bbabf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a8983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9efa" officeooo:paragraph-rsid="001d9efa" style:font-weight-asian="bold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9efa" officeooo:paragraph-rsid="001d9efa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086f46" officeooo:paragraph-rsid="0019d37e" style:font-weight-asian="normal" style:font-name-complex="Arial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bbabf" style:font-weight-asian="normal" style:font-name-complex="Arial" style:font-weight-complex="normal"/>
    </style:style>
    <style:style style:name="P23" style:family="paragraph" style:parent-style-name="Standard">
      <style:paragraph-properties style:snap-to-layout-grid="false"/>
      <style:text-properties style:font-name="Arial" fo:font-weight="normal" officeooo:rsid="001d9efa" officeooo:paragraph-rsid="001d9efa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d9efa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bbabf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ac88" officeooo:paragraph-rsid="001d9efa" style:font-weight-asian="normal" style:font-name-complex="Arial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tyle="normal" fo:font-weight="normal" officeooo:rsid="000ab63f" officeooo:paragraph-rsid="001bbabf" style:font-style-asian="normal" style:font-weight-asian="normal" style:font-name-complex="Arial" style:font-style-complex="normal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tyle="normal" fo:font-weight="normal" officeooo:rsid="00089127" officeooo:paragraph-rsid="001bbabf" style:font-style-asian="normal" style:font-weight-asian="normal" style:font-name-complex="Ari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9efa" officeooo:paragraph-rsid="001d9efa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style="normal" officeooo:rsid="000ab63f" officeooo:paragraph-rsid="001bbabf" style:font-size-asian="10pt" style:font-style-asian="normal" style:font-name-complex="Arial" style:font-size-complex="10pt" style:font-style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style="normal" officeooo:rsid="00089127" officeooo:paragraph-rsid="001bbabf" style:font-size-asian="10pt" style:font-style-asian="normal" style:font-name-complex="Arial" style:font-size-complex="10pt" style:font-style-complex="normal"/>
    </style:style>
    <style:style style:name="T1" style:family="text">
      <style:text-properties officeooo:rsid="001bbabf"/>
    </style:style>
    <style:style style:name="T2" style:family="text">
      <style:text-properties officeooo:rsid="000ab63f"/>
    </style:style>
    <style:style style:name="T3" style:family="text">
      <style:text-properties officeooo:rsid="001d9efa"/>
    </style:style>
    <style:style style:name="T4" style:family="text">
      <style:text-properties officeooo:rsid="001ecb73"/>
    </style:style>
    <style:style style:name="T5" style:family="text">
      <style:text-properties officeooo:rsid="002080c4"/>
    </style:style>
    <style:style style:name="T6" style:family="text">
      <style:text-properties officeooo:rsid="00217965"/>
    </style:style>
    <style:style style:name="T7" style:family="text">
      <style:text-properties officeooo:rsid="0022cf0d"/>
    </style:style>
    <style:style style:name="T8" style:family="text">
      <style:text-properties officeooo:rsid="0024c6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<text:span text:style-name="T1">Modificar</text:span>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6">1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23">Administrativo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19"><text:span text:style-name="T7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21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27">Debe de existir <text:span text:style-name="T3">la consulta en e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<text:span text:style-name="T8">t</text:span>condición</text:p>
          </table:table-cell>
          <table:table-cell table:style-name="Tabla1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23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<text:span text:style-name="T3">16</text:span>-0<text:span text:style-name="T3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30">Modificar algún atributo de una consulta médica<text:span text:style-name="T5">(por ejemplo su especialidad).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2">
          <table:table-cell table:style-name="Tabla3.A2" office:value-type="string">
            <text:p text:style-name="P31">El <text:span text:style-name="T3">administrativo solicita modificar una consulta médica existente</text:span>, indica <text:span text:style-name="T2">el cambio que desee realizar</text:span> y el sistema <text:span text:style-name="T2">lleva a cabo la modificación</text:span>.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6">1</text:p>
          </table:table-cell>
          <table:table-cell table:style-name="Tabla4.B2" office:value-type="string">
            <text:p text:style-name="P25">Administrativo: Indica que quiere modificar una consulta médica.</text:p>
          </table:table-cell>
          <table:table-cell table:style-name="Tabla4.C2" office:value-type="string">
            <text:p text:style-name="P11">2</text:p>
          </table:table-cell>
          <table:table-cell table:style-name="Tabla4.D2" office:value-type="string">
            <text:p text:style-name="P24">Le pide al administrativo el número de consulta de la consulta que desea modificar.</text:p>
          </table:table-cell>
        </table:table-row>
        <table:table-row table:style-name="Tabla4.1">
          <table:table-cell table:style-name="Tabla4.A3" office:value-type="string">
            <text:p text:style-name="P17">3</text:p>
          </table:table-cell>
          <table:table-cell table:style-name="Tabla4.B3" office:value-type="string">
            <text:p text:style-name="P24">Administrativo: Indica el número de consulta.</text:p>
          </table:table-cell>
          <table:table-cell table:style-name="Tabla4.C3" office:value-type="string">
            <text:p text:style-name="P11">4</text:p>
          </table:table-cell>
          <table:table-cell table:style-name="Tabla4.D3" office:value-type="string">
            <text:p text:style-name="P24">Comprueba que existe una consulta <text:span text:style-name="T4">dada de alta</text:span> con dicho número.</text:p>
          </table:table-cell>
        </table:table-row>
        <table:table-row table:style-name="Tabla4.1">
          <table:table-cell table:style-name="Tabla4.A4" office:value-type="string">
            <text:p text:style-name="P16"/>
          </table:table-cell>
          <table:table-cell table:style-name="Tabla4.B4" office:value-type="string">
            <text:p text:style-name="P22"/>
          </table:table-cell>
          <table:table-cell table:style-name="Tabla4.C4" office:value-type="string">
            <text:p text:style-name="P11">5</text:p>
          </table:table-cell>
          <table:table-cell table:style-name="Tabla4.D4" office:value-type="string">
            <text:p text:style-name="P24">Muestra los atributos de la consulta con el número introducido.</text:p>
          </table:table-cell>
        </table:table-row>
        <table:table-row table:style-name="Tabla4.1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1">6</text:p>
          </table:table-cell>
          <table:table-cell table:style-name="Tabla4.D5" office:value-type="string">
            <text:p text:style-name="P29">Solicita los atributos que se desean modificar.</text:p>
          </table:table-cell>
        </table:table-row>
        <table:table-row table:style-name="Tabla4.1">
          <table:table-cell table:style-name="Tabla4.A6" office:value-type="string">
            <text:p text:style-name="P17">7</text:p>
          </table:table-cell>
          <table:table-cell table:style-name="Tabla4.B6" office:value-type="string">
            <text:p text:style-name="P24">Administrativo: Introduce los atributos de la consulta modificados.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22"/>
          </table:table-cell>
        </table:table-row>
        <table:table-row table:style-name="Tabla4.1">
          <table:table-cell table:style-name="Tabla4.A7" office:value-type="string">
            <text:p text:style-name="P17"/>
          </table:table-cell>
          <table:table-cell table:style-name="Tabla4.B7" office:value-type="string">
            <text:p text:style-name="P24"/>
          </table:table-cell>
          <table:table-cell table:style-name="Tabla4.C7" office:value-type="string">
            <text:p text:style-name="P11">8</text:p>
          </table:table-cell>
          <table:table-cell table:style-name="Tabla4.D7" office:value-type="string">
            <text:p text:style-name="P24">Se informa de el éxito del proceso y se termina.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2">Cursos Alternos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P16"><text:span text:style-name="T3">4</text:span>a</text:p>
          </table:table-cell>
          <table:table-cell table:style-name="Tabla5.B2" office:value-type="string">
            <text:p text:style-name="P26">Si no existe ninguna consulta con el número de consulta introducido se da un aviso de ello y se termina el proceso.</text:p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6">Decena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20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">Moderad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18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">Alta</text:p>
          </table:table-cell>
        </table:table-row>
      </table:table>
      <text:p text:style-name="P1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>Comentarios</text:p>
          </table:table-cell>
        </table:table-row>
        <table:table-row table:style-name="Tabla7.2">
          <table:table-cell table:style-name="Tabla7.A2" office:value-type="string">
            <text:p text:style-name="P14"/>
          </table:table-cell>
        </table:table-row>
      </table:table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18T15:36:05.307082193</dc:date>
    <meta:editing-cycles>15</meta:editing-cycles>
    <meta:editing-duration>PT38M46S</meta:editing-duration>
    <meta:generator>LibreOffice/5.1.6.2$Linux_X86_64 LibreOffice_project/10m0$Build-2</meta:generator>
    <meta:document-statistic meta:table-count="7" meta:image-count="0" meta:object-count="0" meta:page-count="1" meta:paragraph-count="55" meta:word-count="192" meta:character-count="1210" meta:non-whitespace-character-count="1073"/>
  </office:meta>
</office:document-meta>
</file>